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1" table:number-columns-repeated="8" table:default-cell-style-name="ce8"/>
        <table:table-column table:style-name="co1" table:default-cell-style-name="ce13"/>
        <table:table-row table:style-name="ro1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Fédérations françaises agréées</text:p>
          </table:table-cell>
          <table:table-cell table:style-name="ce1" office:value-type="float" office:value="1991" calcext:value-type="float">
            <text:p>1991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0" office:value-type="float" office:value="2010" calcext:value-type="float">
            <text:p>2010</text:p>
          </table:table-cell>
        </table:table-row>
        <table:table-row table:style-name="ro1">
          <table:table-cell table:style-name="ce2" office:value-type="string" calcext:value-type="string">
            <text:p>Fédérations unisport olympiques agréées</text:p>
          </table:table-cell>
          <table:table-cell table:style-name="ce6" office:value-type="float" office:value="6467.3" calcext:value-type="float">
            <text:p>6467,3</text:p>
          </table:table-cell>
          <table:table-cell table:style-name="ce6" office:value-type="float" office:value="6779.2" calcext:value-type="float">
            <text:p>6779,2</text:p>
          </table:table-cell>
          <table:table-cell table:style-name="ce6" office:value-type="float" office:value="6955.8" calcext:value-type="float">
            <text:p>6955,8</text:p>
          </table:table-cell>
          <table:table-cell table:style-name="ce6" office:value-type="float" office:value="7586.9" calcext:value-type="float">
            <text:p>7586,9</text:p>
          </table:table-cell>
          <table:table-cell table:style-name="ce6" office:value-type="float" office:value="7629.7" calcext:value-type="float">
            <text:p>7629,7</text:p>
          </table:table-cell>
          <table:table-cell table:style-name="ce6" office:value-type="float" office:value="7819.9" calcext:value-type="float">
            <text:p>7819,9</text:p>
          </table:table-cell>
          <table:table-cell table:style-name="ce6" office:value-type="float" office:value="7812.3" calcext:value-type="float">
            <text:p>7812,3</text:p>
          </table:table-cell>
          <table:table-cell table:style-name="ce6" office:value-type="float" office:value="8089.8" calcext:value-type="float">
            <text:p>8089,8</text:p>
          </table:table-cell>
          <table:table-cell table:style-name="ce11" office:value-type="float" office:value="8962.8" calcext:value-type="float">
            <text:p>8962,8</text:p>
          </table:table-cell>
        </table:table-row>
        <table:table-row table:style-name="ro1">
          <table:table-cell table:style-name="ce3" office:value-type="string" calcext:value-type="string">
            <text:p><text:s/>dont :</text:p>
          </table:table-cell>
          <table:table-cell table:style-name="ce7" table:number-columns-repeated="8"/>
          <table:table-cell table:style-name="ce12"/>
        </table:table-row>
        <table:table-row table:style-name="ro1">
          <table:table-cell office:value-type="string" calcext:value-type="string">
            <text:p><text:s/>Fédération française de football</text:p>
          </table:table-cell>
          <table:table-cell office:value-type="float" office:value="1891.2" calcext:value-type="float">
            <text:p>1891,2</text:p>
          </table:table-cell>
          <table:table-cell office:value-type="float" office:value="2055.6" calcext:value-type="float">
            <text:p>2055,6</text:p>
          </table:table-cell>
          <table:table-cell office:value-type="float" office:value="2150.4" calcext:value-type="float">
            <text:p>2150,4</text:p>
          </table:table-cell>
          <table:table-cell office:value-type="float" office:value="2162.3" calcext:value-type="float">
            <text:p>2162,3</text:p>
          </table:table-cell>
          <table:table-cell office:value-type="float" office:value="2143.7" calcext:value-type="float">
            <text:p>2143,7</text:p>
          </table:table-cell>
          <table:table-cell office:value-type="float" office:value="2320.6" calcext:value-type="float">
            <text:p>2320,6</text:p>
          </table:table-cell>
          <table:table-cell office:value-type="float" office:value="2278.7" calcext:value-type="float">
            <text:p>2278,7</text:p>
          </table:table-cell>
          <table:table-cell office:value-type="float" office:value="2225.6" calcext:value-type="float">
            <text:p>2225,6</text:p>
          </table:table-cell>
          <table:table-cell office:value-type="float" office:value="2107.9" calcext:value-type="float">
            <text:p>2107,9</text:p>
          </table:table-cell>
        </table:table-row>
        <table:table-row table:style-name="ro1">
          <table:table-cell office:value-type="string" calcext:value-type="string">
            <text:p><text:s/>Fédération française de tennis</text:p>
          </table:table-cell>
          <table:table-cell office:value-type="float" office:value="1339.4" calcext:value-type="float">
            <text:p>1339,4</text:p>
          </table:table-cell>
          <table:table-cell office:value-type="float" office:value="1093.4" calcext:value-type="float">
            <text:p>1093,4</text:p>
          </table:table-cell>
          <table:table-cell office:value-type="float" office:value="1048.3" calcext:value-type="float">
            <text:p>1048,3</text:p>
          </table:table-cell>
          <table:table-cell office:value-type="float" office:value="1054.5" calcext:value-type="float">
            <text:p>1054,5</text:p>
          </table:table-cell>
          <table:table-cell office:value-type="float" office:value="1096.3" calcext:value-type="float">
            <text:p>1096,3</text:p>
          </table:table-cell>
          <table:table-cell office:value-type="float" office:value="1094.6" calcext:value-type="float">
            <text:p>1094,6</text:p>
          </table:table-cell>
          <table:table-cell office:value-type="float" office:value="1105.4" calcext:value-type="float">
            <text:p>1105,4</text:p>
          </table:table-cell>
          <table:table-cell office:value-type="float" office:value="1125.2" calcext:value-type="float">
            <text:p>1125,2</text:p>
          </table:table-cell>
          <table:table-cell office:value-type="float" office:value="1134.6" calcext:value-type="float">
            <text:p>1134,6</text:p>
          </table:table-cell>
        </table:table-row>
        <table:table-row table:style-name="ro1">
          <table:table-cell office:value-type="string" calcext:value-type="string">
            <text:p><text:s/>Fédération française d'équitation</text:p>
          </table:table-cell>
          <table:table-cell office:value-type="float" office:value="225.7" calcext:value-type="float">
            <text:p>225,7</text:p>
          </table:table-cell>
          <table:table-cell office:value-type="float" office:value="320" calcext:value-type="float">
            <text:p>320</text:p>
          </table:table-cell>
          <table:table-cell office:value-type="float" office:value="428.3" calcext:value-type="float">
            <text:p>428,3</text:p>
          </table:table-cell>
          <table:table-cell office:value-type="float" office:value="513.6" calcext:value-type="float">
            <text:p>513,6</text:p>
          </table:table-cell>
          <table:table-cell office:value-type="float" office:value="523.7" calcext:value-type="float">
            <text:p>523,7</text:p>
          </table:table-cell>
          <table:table-cell office:value-type="float" office:value="553.6" calcext:value-type="float">
            <text:p>553,6</text:p>
          </table:table-cell>
          <table:table-cell office:value-type="float" office:value="600.8" calcext:value-type="float">
            <text:p>600,8</text:p>
          </table:table-cell>
          <table:table-cell office:value-type="float" office:value="650.4" calcext:value-type="float">
            <text:p>650,4</text:p>
          </table:table-cell>
          <table:table-cell office:value-type="float" office:value="687.3" calcext:value-type="float">
            <text:p>687,3</text:p>
          </table:table-cell>
        </table:table-row>
        <table:table-row table:style-name="ro1">
          <table:table-cell office:value-type="string" calcext:value-type="string">
            <text:p><text:s/>Fédération française de judo-jujitsu et disciplines associées</text:p>
          </table:table-cell>
          <table:table-cell office:value-type="float" office:value="424.4" calcext:value-type="float">
            <text:p>424,4</text:p>
          </table:table-cell>
          <table:table-cell office:value-type="float" office:value="485.8" calcext:value-type="float">
            <text:p>485,8</text:p>
          </table:table-cell>
          <table:table-cell office:value-type="float" office:value="530.3" calcext:value-type="float">
            <text:p>530,3</text:p>
          </table:table-cell>
          <table:table-cell office:value-type="float" office:value="557.6" calcext:value-type="float">
            <text:p>557,6</text:p>
          </table:table-cell>
          <table:table-cell office:value-type="float" office:value="561.9" calcext:value-type="float">
            <text:p>561,9</text:p>
          </table:table-cell>
          <table:table-cell office:value-type="float" office:value="550.4" calcext:value-type="float">
            <text:p>550,4</text:p>
          </table:table-cell>
          <table:table-cell office:value-type="float" office:value="553.4" calcext:value-type="float">
            <text:p>553,4</text:p>
          </table:table-cell>
          <table:table-cell office:value-type="float" office:value="574.2" calcext:value-type="float">
            <text:p>574,2</text:p>
          </table:table-cell>
          <table:table-cell office:value-type="float" office:value="580.3" calcext:value-type="float">
            <text:p>580,3</text:p>
          </table:table-cell>
        </table:table-row>
        <table:table-row table:style-name="ro1">
          <table:table-cell office:value-type="string" calcext:value-type="string">
            <text:p><text:s/>Fédération française de basketball</text:p>
          </table:table-cell>
          <table:table-cell office:value-type="float" office:value="386.2" calcext:value-type="float">
            <text:p>386,2</text:p>
          </table:table-cell>
          <table:table-cell office:value-type="float" office:value="464" calcext:value-type="float">
            <text:p>464</text:p>
          </table:table-cell>
          <table:table-cell office:value-type="float" office:value="437.2" calcext:value-type="float">
            <text:p>437,2</text:p>
          </table:table-cell>
          <table:table-cell office:value-type="float" office:value="448.1" calcext:value-type="float">
            <text:p>448,1</text:p>
          </table:table-cell>
          <table:table-cell office:value-type="float" office:value="451.8" calcext:value-type="float">
            <text:p>451,8</text:p>
          </table:table-cell>
          <table:table-cell office:value-type="float" office:value="457.1" calcext:value-type="float">
            <text:p>457,1</text:p>
          </table:table-cell>
          <table:table-cell office:value-type="float" office:value="455.1" calcext:value-type="float">
            <text:p>455,1</text:p>
          </table:table-cell>
          <table:table-cell office:value-type="float" office:value="449.3" calcext:value-type="float">
            <text:p>449,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<text:s/>Fédération française de handball</text:p>
          </table:table-cell>
          <table:table-cell office:value-type="float" office:value="183.5" calcext:value-type="float">
            <text:p>183,5</text:p>
          </table:table-cell>
          <table:table-cell office:value-type="float" office:value="233.7" calcext:value-type="float">
            <text:p>233,7</text:p>
          </table:table-cell>
          <table:table-cell office:value-type="float" office:value="273.8" calcext:value-type="float">
            <text:p>273,8</text:p>
          </table:table-cell>
          <table:table-cell office:value-type="float" office:value="364.4" calcext:value-type="float">
            <text:p>364,4</text:p>
          </table:table-cell>
          <table:table-cell office:value-type="float" office:value="350.1" calcext:value-type="float">
            <text:p>350,1</text:p>
          </table:table-cell>
          <table:table-cell office:value-type="float" office:value="367" calcext:value-type="float">
            <text:p>367</text:p>
          </table:table-cell>
          <table:table-cell office:value-type="float" office:value="365.1" calcext:value-type="float">
            <text:p>365,1</text:p>
          </table:table-cell>
          <table:table-cell office:value-type="float" office:value="392.8" calcext:value-type="float">
            <text:p>392,8</text:p>
          </table:table-cell>
          <table:table-cell office:value-type="float" office:value="411.3" calcext:value-type="float">
            <text:p>411,3</text:p>
          </table:table-cell>
        </table:table-row>
        <table:table-row table:style-name="ro1">
          <table:table-cell office:value-type="string" calcext:value-type="string">
            <text:p><text:s/>Fédération française de rugby</text:p>
          </table:table-cell>
          <table:table-cell office:value-type="float" office:value="238.6" calcext:value-type="float">
            <text:p>238,6</text:p>
          </table:table-cell>
          <table:table-cell office:value-type="float" office:value="264.1" calcext:value-type="float">
            <text:p>264,1</text:p>
          </table:table-cell>
          <table:table-cell office:value-type="float" office:value="264.6" calcext:value-type="float">
            <text:p>264,6</text:p>
          </table:table-cell>
          <table:table-cell office:value-type="float" office:value="240.5" calcext:value-type="float">
            <text:p>240,5</text:p>
          </table:table-cell>
          <table:table-cell office:value-type="float" office:value="251.5" calcext:value-type="float">
            <text:p>251,5</text:p>
          </table:table-cell>
          <table:table-cell office:value-type="float" office:value="285.4" calcext:value-type="float">
            <text:p>285,4</text:p>
          </table:table-cell>
          <table:table-cell office:value-type="float" office:value="359.7" calcext:value-type="float">
            <text:p>359,7</text:p>
          </table:table-cell>
          <table:table-cell office:value-type="float" office:value="366.1" calcext:value-type="float">
            <text:p>366,1</text:p>
          </table:table-cell>
          <table:table-cell office:value-type="string" calcext:value-type="string">
            <text:p>(1) 390,2</text:p>
          </table:table-cell>
        </table:table-row>
        <table:table-row table:style-name="ro1">
          <table:table-cell office:value-type="string" calcext:value-type="string">
            <text:p><text:s/>Fédération française de golf</text:p>
          </table:table-cell>
          <table:table-cell office:value-type="float" office:value="195.2" calcext:value-type="float">
            <text:p>195,2</text:p>
          </table:table-cell>
          <table:table-cell office:value-type="float" office:value="236.9" calcext:value-type="float">
            <text:p>236,9</text:p>
          </table:table-cell>
          <table:table-cell office:value-type="float" office:value="291.8" calcext:value-type="float">
            <text:p>291,8</text:p>
          </table:table-cell>
          <table:table-cell office:value-type="float" office:value="368.7" calcext:value-type="float">
            <text:p>368,7</text:p>
          </table:table-cell>
          <table:table-cell office:value-type="float" office:value="378.3" calcext:value-type="float">
            <text:p>378,3</text:p>
          </table:table-cell>
          <table:table-cell office:value-type="float" office:value="383.9" calcext:value-type="float">
            <text:p>383,9</text:p>
          </table:table-cell>
          <table:table-cell office:value-type="float" office:value="397" calcext:value-type="float">
            <text:p>397</text:p>
          </table:table-cell>
          <table:table-cell office:value-type="float" office:value="422.5" calcext:value-type="float">
            <text:p>422,5</text:p>
          </table:table-cell>
          <table:table-cell office:value-type="string" calcext:value-type="string">
            <text:p>(1) 418,9</text:p>
          </table:table-cell>
        </table:table-row>
        <table:table-row table:style-name="ro1">
          <table:table-cell office:value-type="string" calcext:value-type="string">
            <text:p><text:s/>Fédération française de canoë-kayak</text:p>
          </table:table-cell>
          <table:table-cell office:value-type="float" office:value="115.5" calcext:value-type="float">
            <text:p>115,5</text:p>
          </table:table-cell>
          <table:table-cell office:value-type="float" office:value="94.9" calcext:value-type="float">
            <text:p>94,9</text:p>
          </table:table-cell>
          <table:table-cell office:value-type="float" office:value="93.9" calcext:value-type="float">
            <text:p>93,9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235.1" calcext:value-type="float">
            <text:p>235,1</text:p>
          </table:table-cell>
          <table:table-cell office:value-type="float" office:value="205.5" calcext:value-type="float">
            <text:p>205,5</text:p>
          </table:table-cell>
          <table:table-cell office:value-type="float" office:value="338.8" calcext:value-type="float">
            <text:p>338,8</text:p>
          </table:table-cell>
          <table:table-cell office:value-type="float" office:value="372.6" calcext:value-type="float">
            <text:p>372,6</text:p>
          </table:table-cell>
        </table:table-row>
        <table:table-row table:style-name="ro1">
          <table:table-cell office:value-type="string" calcext:value-type="string">
            <text:p><text:s/>Fédération française de voile</text:p>
          </table:table-cell>
          <table:table-cell office:value-type="float" office:value="169.2" calcext:value-type="float">
            <text:p>169,2</text:p>
          </table:table-cell>
          <table:table-cell office:value-type="float" office:value="214.3" calcext:value-type="float">
            <text:p>214,3</text:p>
          </table:table-cell>
          <table:table-cell office:value-type="float" office:value="258" calcext:value-type="float">
            <text:p>258</text:p>
          </table:table-cell>
          <table:table-cell office:value-type="float" office:value="285.3" calcext:value-type="float">
            <text:p>285,3</text:p>
          </table:table-cell>
          <table:table-cell office:value-type="float" office:value="281.8" calcext:value-type="float">
            <text:p>281,8</text:p>
          </table:table-cell>
          <table:table-cell office:value-type="float" office:value="279.8" calcext:value-type="float">
            <text:p>279,8</text:p>
          </table:table-cell>
          <table:table-cell office:value-type="float" office:value="280.5" calcext:value-type="float">
            <text:p>280,5</text:p>
          </table:table-cell>
          <table:table-cell office:value-type="float" office:value="286.8" calcext:value-type="float">
            <text:p>286,8</text:p>
          </table:table-cell>
          <table:table-cell office:value-type="float" office:value="291.8" calcext:value-type="float">
            <text:p>291,8</text:p>
          </table:table-cell>
        </table:table-row>
        <table:table-row table:style-name="ro1">
          <table:table-cell office:value-type="string" calcext:value-type="string">
            <text:p><text:s/>Fédération française de natation</text:p>
          </table:table-cell>
          <table:table-cell office:value-type="float" office:value="143.1" calcext:value-type="float">
            <text:p>143,1</text:p>
          </table:table-cell>
          <table:table-cell office:value-type="float" office:value="167.9" calcext:value-type="float">
            <text:p>167,9</text:p>
          </table:table-cell>
          <table:table-cell office:value-type="float" office:value="200.2" calcext:value-type="float">
            <text:p>200,2</text:p>
          </table:table-cell>
          <table:table-cell office:value-type="float" office:value="246.3" calcext:value-type="float">
            <text:p>246,3</text:p>
          </table:table-cell>
          <table:table-cell office:value-type="float" office:value="248.6" calcext:value-type="float">
            <text:p>248,6</text:p>
          </table:table-cell>
          <table:table-cell office:value-type="float" office:value="257.6" calcext:value-type="float">
            <text:p>257,6</text:p>
          </table:table-cell>
          <table:table-cell office:value-type="float" office:value="273.6" calcext:value-type="float">
            <text:p>273,6</text:p>
          </table:table-cell>
          <table:table-cell office:value-type="float" office:value="286.4" calcext:value-type="float">
            <text:p>286,4</text:p>
          </table:table-cell>
          <table:table-cell office:value-type="float" office:value="288.3" calcext:value-type="float">
            <text:p>288,3</text:p>
          </table:table-cell>
        </table:table-row>
        <table:table-row table:style-name="ro1">
          <table:table-cell office:value-type="string" calcext:value-type="string">
            <text:p><text:s/>Fédération française de gymnastique</text:p>
          </table:table-cell>
          <table:table-cell office:value-type="float" office:value="157.6" calcext:value-type="float">
            <text:p>157,6</text:p>
          </table:table-cell>
          <table:table-cell office:value-type="float" office:value="162.2" calcext:value-type="float">
            <text:p>162,2</text:p>
          </table:table-cell>
          <table:table-cell office:value-type="float" office:value="214" calcext:value-type="float">
            <text:p>214</text:p>
          </table:table-cell>
          <table:table-cell office:value-type="float" office:value="245.3" calcext:value-type="float">
            <text:p>245,3</text:p>
          </table:table-cell>
          <table:table-cell office:value-type="float" office:value="246.5" calcext:value-type="float">
            <text:p>246,5</text:p>
          </table:table-cell>
          <table:table-cell office:value-type="float" office:value="244.9" calcext:value-type="float">
            <text:p>244,9</text:p>
          </table:table-cell>
          <table:table-cell office:value-type="float" office:value="250.8" calcext:value-type="float">
            <text:p>250,8</text:p>
          </table:table-cell>
          <table:table-cell office:value-type="float" office:value="258.7" calcext:value-type="float">
            <text:p>258,7</text:p>
          </table:table-cell>
          <table:table-cell office:value-type="float" office:value="263.7" calcext:value-type="float">
            <text:p>263,7</text:p>
          </table:table-cell>
        </table:table-row>
        <table:table-row table:style-name="ro1">
          <table:table-cell office:value-type="string" calcext:value-type="string">
            <text:p><text:s/>Fédération française d'athlétisme</text:p>
          </table:table-cell>
          <table:table-cell office:value-type="float" office:value="135.2" calcext:value-type="float">
            <text:p>135,2</text:p>
          </table:table-cell>
          <table:table-cell office:value-type="float" office:value="147.9" calcext:value-type="float">
            <text:p>147,9</text:p>
          </table:table-cell>
          <table:table-cell office:value-type="float" office:value="161.4" calcext:value-type="float">
            <text:p>161,4</text:p>
          </table:table-cell>
          <table:table-cell office:value-type="float" office:value="175.5" calcext:value-type="float">
            <text:p>175,5</text:p>
          </table:table-cell>
          <table:table-cell office:value-type="float" office:value="179.2" calcext:value-type="float">
            <text:p>179,2</text:p>
          </table:table-cell>
          <table:table-cell office:value-type="float" office:value="180.4" calcext:value-type="float">
            <text:p>180,4</text:p>
          </table:table-cell>
          <table:table-cell office:value-type="float" office:value="186.6" calcext:value-type="float">
            <text:p>186,6</text:p>
          </table:table-cell>
          <table:table-cell office:value-type="float" office:value="198.7" calcext:value-type="float">
            <text:p>198,7</text:p>
          </table:table-cell>
          <table:table-cell office:value-type="float" office:value="213.7" calcext:value-type="float">
            <text:p>213,7</text:p>
          </table:table-cell>
        </table:table-row>
        <table:table-row table:style-name="ro1">
          <table:table-cell office:value-type="string" calcext:value-type="string">
            <text:p><text:s/>Fédération française de tennis de table</text:p>
          </table:table-cell>
          <table:table-cell office:value-type="float" office:value="126.5" calcext:value-type="float">
            <text:p>126,5</text:p>
          </table:table-cell>
          <table:table-cell office:value-type="float" office:value="145.4" calcext:value-type="float">
            <text:p>145,4</text:p>
          </table:table-cell>
          <table:table-cell office:value-type="float" office:value="175.1" calcext:value-type="float">
            <text:p>175,1</text:p>
          </table:table-cell>
          <table:table-cell office:value-type="float" office:value="178.6" calcext:value-type="float">
            <text:p>178,6</text:p>
          </table:table-cell>
          <table:table-cell office:value-type="float" office:value="181.4" calcext:value-type="float">
            <text:p>181,4</text:p>
          </table:table-cell>
          <table:table-cell office:value-type="float" office:value="178.6" calcext:value-type="float">
            <text:p>178,6</text:p>
          </table:table-cell>
          <table:table-cell office:value-type="float" office:value="180.2" calcext:value-type="float">
            <text:p>180,2</text:p>
          </table:table-cell>
          <table:table-cell office:value-type="float" office:value="189.9" calcext:value-type="float">
            <text:p>189,9</text:p>
          </table:table-cell>
          <table:table-cell office:value-type="float" office:value="191.8" calcext:value-type="float">
            <text:p>191,8</text:p>
          </table:table-cell>
        </table:table-row>
        <table:table-row table:style-name="ro1">
          <table:table-cell table:style-name="ce5" office:value-type="string" calcext:value-type="string">
            <text:p><text:s/>Fédération française de badminton</text:p>
          </table:table-cell>
          <table:table-cell table:style-name="ce9" office:value-type="float" office:value="18.6" calcext:value-type="float">
            <text:p>18,6</text:p>
          </table:table-cell>
          <table:table-cell table:style-name="ce9" office:value-type="float" office:value="36.8" calcext:value-type="float">
            <text:p>36,8</text:p>
          </table:table-cell>
          <table:table-cell table:style-name="ce9" office:value-type="float" office:value="70.6" calcext:value-type="float">
            <text:p>70,6</text:p>
          </table:table-cell>
          <table:table-cell table:style-name="ce9" office:value-type="float" office:value="108.8" calcext:value-type="float">
            <text:p>108,8</text:p>
          </table:table-cell>
          <table:table-cell table:style-name="ce9" office:value-type="float" office:value="114.7" calcext:value-type="float">
            <text:p>114,7</text:p>
          </table:table-cell>
          <table:table-cell table:style-name="ce9" office:value-type="float" office:value="115.6" calcext:value-type="float">
            <text:p>115,6</text:p>
          </table:table-cell>
          <table:table-cell table:style-name="ce9" office:value-type="float" office:value="122.7" calcext:value-type="float">
            <text:p>122,7</text:p>
          </table:table-cell>
          <table:table-cell table:style-name="ce9" office:value-type="float" office:value="139.7" calcext:value-type="float">
            <text:p>139,7</text:p>
          </table:table-cell>
          <table:table-cell table:style-name="ce14" office:value-type="float" office:value="145.1" calcext:value-type="float">
            <text:p>145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3:39.354000000</meta:creation-date>
    <dc:date>2018-06-13T16:23:50.792000000</dc:date>
    <meta:editing-duration>PT11S</meta:editing-duration>
    <meta:editing-cycles>1</meta:editing-cycles>
    <meta:document-statistic meta:table-count="1" meta:cell-count="171" meta:object-count="0"/>
    <meta:generator>LibreOffice/5.2.6.2$Windows_X86_64 LibreOffice_project/a3100ed2409ebf1c212f5048fbe377c281438fdc</meta:generator>
  </office:meta>
</office:document-meta>
</file>